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5pt" officeooo:paragraph-rsid="001b3669" style:font-size-asian="15pt" style:font-size-complex="15pt"/>
    </style:style>
    <style:style style:name="P2" style:family="paragraph" style:parent-style-name="normal">
      <style:text-properties officeooo:paragraph-rsid="001b3669"/>
    </style:style>
    <style:style style:name="P3" style:family="paragraph" style:parent-style-name="normal">
      <style:paragraph-properties fo:margin-left="0cm" fo:margin-right="0cm" fo:text-indent="1.27cm" style:auto-text-indent="false"/>
      <style:text-properties officeooo:paragraph-rsid="001b3669"/>
    </style:style>
    <style:style style:name="P4" style:family="paragraph" style:parent-style-name="Standard">
      <style:paragraph-properties style:line-height-at-least="0.503cm"/>
      <style:text-properties officeooo:rsid="001b3669" officeooo:paragraph-rsid="001c9dd9"/>
    </style:style>
    <style:style style:name="P5" style:family="paragraph" style:parent-style-name="Standard">
      <style:paragraph-properties style:line-height-at-least="0.503cm"/>
      <style:text-properties officeooo:rsid="001c9dd9" officeooo:paragraph-rsid="001c9dd9"/>
    </style:style>
    <style:style style:name="P6" style:family="paragraph" style:parent-style-name="normal">
      <style:paragraph-properties style:line-height-at-least="0.503cm"/>
      <style:text-properties officeooo:rsid="001c9dd9" officeooo:paragraph-rsid="001c9dd9"/>
    </style:style>
    <style:style style:name="P7" style:family="paragraph" style:parent-style-name="Standard">
      <style:paragraph-properties style:line-height-at-least="0.503cm" fo:text-align="center" style:justify-single-word="false"/>
      <style:text-properties fo:font-size="20pt" officeooo:rsid="001b3669" officeooo:paragraph-rsid="001c9dd9" style:font-size-asian="20pt" style:font-size-complex="20pt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normal">
      <style:paragraph-properties fo:text-align="center" style:justify-single-word="false"/>
      <style:text-properties fo:font-size="20pt" officeooo:paragraph-rsid="001b3669" style:font-size-asian="20pt" style:font-size-complex="20pt"/>
    </style:style>
    <style:style style:name="P11" style:family="paragraph" style:parent-style-name="normal">
      <style:paragraph-properties style:line-height-at-least="0.503cm"/>
      <style:text-properties officeooo:paragraph-rsid="001c9dd9"/>
    </style:style>
    <style:style style:name="P12" style:family="paragraph" style:parent-style-name="normal" style:list-style-name="L4">
      <style:paragraph-properties style:line-height-at-least="0.503cm"/>
      <style:text-properties officeooo:paragraph-rsid="001c9dd9"/>
    </style:style>
    <style:style style:name="P13" style:family="paragraph" style:parent-style-name="normal">
      <style:paragraph-properties style:line-height-at-least="0.503cm"/>
      <style:text-properties officeooo:rsid="001c9dd9" officeooo:paragraph-rsid="001c9dd9"/>
    </style:style>
    <style:style style:name="T1" style:family="text">
      <style:text-properties officeooo:rsid="001e9638"/>
    </style:style>
    <style:style style:name="T2" style:family="text">
      <style:text-properties officeooo:rsid="001c9dd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pecificações de requisitos – ER</text:p>
      <text:p text:style-name="P4"/>
      <text:p text:style-name="P4">Sistema da Delicias Gourmet</text:p>
      <text:p text:style-name="P5">1 – Descrição Textual:</text:p>
      <text:p text:style-name="P7">Descrição Textual</text:p>
      <text:p text:style-name="P10">Estudo de Caso: Sistema da "Delícias Gourmet".</text:p>
      <text:p text:style-name="P1"/>
      <text:p text:style-name="P2"/>
      <text:p text:style-name="P3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2"/>
      <text:p text:style-name="P3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2"/>
      <text:p text:style-name="P3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2"/>
      <text:p text:style-name="P3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2"/>
      <text:p text:style-name="P3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2"/>
      <text:p text:style-name="P3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2"/>
      <text:p text:style-name="P3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11"><text:soft-page-break/><text:span text:style-name="T2">2 – O que o sistema deve fazer? Funções básicas</text:span></text:p>
      <text:p text:style-name="P11"/>
      <text:list xml:id="list313914256" text:style-name="L4">
        <text:list-item>
          <text:p text:style-name="P9">Gerenciamento de estoque: O sistema deve permitir que a supervisora de estoque gerencie o armazenamento dos materiais e garanta que todos os itens estejam devidamente organizados e estocados. Quando os ingredientes e materiais chegam ao armazém, o sistema deve permitir que a supervisora de estoque confira e verifique se tudo está em conformidade com os pedidos feitos pelo gerente de compras.</text:p>
        </text:list-item>
        <text:list-item>
          <text:p text:style-name="P9">Coordenação da produção: O sistema deve permitir que o coordenador de produção coordene a utilização dos ingredientes e materiais no processo de fabricação. Ele também deve permitir que o coordenador de produção trabalhe em colaboração com a supervisora de estoque para garantir que os itens necessários sejam entregues no momento certo e na quantidade adequada. Além disso, o sistema deve permitir que o coordenador de produção trabalhe com os líderes de cada linha de produção para planejar e otimizar a utilização dos materiais.</text:p>
        </text:list-item>
        <text:list-item>
          <text:p text:style-name="P9">Controle de qualidade: O sistema deve permitir que a analista de qualidade monitore o processo de produção, verificando se todos os ingredientes e materiais estão dentro dos padrões exigidos. Ele também deve permitir que a analista de qualidade conduza inspeções regulares e garanta que a produção esteja em conformidade com as normas de segurança alimentar e regulamentações governamentais.</text:p>
        </text:list-item>
        <text:list-item>
          <text:p text:style-name="P9">Vendas e distribuição: O sistema deve permitir que o responsável pelas vendas e distribuição dos produtos coordene a entrega dos produtos acabados aos clientes e mantenha um registro de todas as vendas realizadas. Ele também deve permitir que o responsável pelas vendas e distribuição forneça informações sobre a demanda do mercado e as preferências dos clientes, o que ajudará o gerente de compras na seleção de fornecedores e ingredientes para futuras compras.</text:p>
        </text:list-item>
        <text:list-item>
          <text:p text:style-name="P9">Relatórios e análises: O sistema deve permitir a geração de relatórios e análises para ajudar a gerência a tomar decisões estratégicas. Esses relatórios devem fornecer informações sobre o desempenho de compras, estoque, produção, controle de qualidade e vendas/distribuição. Eles também devem incluir informações sobre a rentabilidade, a satisfação do cliente e as tendências do mercado.</text:p>
        </text:list-item>
        <text:list-item>
          <text:p text:style-name="P12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6:11:50.081726826</meta:creation-date>
    <dc:date>2023-05-03T20:15:58.244480320</dc:date>
    <meta:editing-duration>PT31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9" meta:word-count="748" meta:character-count="4901" meta:non-whitespace-character-count="4174"/>
  </office:meta>
</office:document-meta>
</file>